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NamespaceEnabledImageFlavor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NamespaceEnabledImageFlavor.XMLNamespaceEnabledImageFlavor( ImageFlavor parentFlavor ,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